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66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ssue1066.EnumType( int cod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066.deserialize( byte [ ]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066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066.serialize( T obj , 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